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8edc" officeooo:paragraph-rsid="001c8edc"/>
    </style:style>
    <style:style style:name="P2" style:family="paragraph" style:parent-style-name="Standard">
      <style:paragraph-properties fo:text-align="center" style:justify-single-word="false"/>
      <style:text-properties fo:font-size="18pt" officeooo:rsid="001c8edc" officeooo:paragraph-rsid="001c8edc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c8edc" officeooo:paragraph-rsid="001c8edc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6pt" officeooo:rsid="001c8edc" officeooo:paragraph-rsid="001c8edc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1c8edc" officeooo:paragraph-rsid="001c8edc" style:font-size-asian="14pt" style:font-size-complex="16pt"/>
    </style:style>
    <style:style style:name="T1" style:family="text">
      <style:text-properties officeooo:rsid="001de9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r: Lucy Edevane<text:tab/><text:tab/><text:tab/><text:tab/><text:tab/><text:tab/><text:tab/>Mentor: Nicolle Mcnaughton</text:p>
      <text:p text:style-name="P1"/>
      <text:p text:style-name="P1"/>
      <text:p text:style-name="P1"/>
      <text:p text:style-name="P1"/>
      <text:p text:style-name="P1"/>
      <text:p text:style-name="P3">To create an audio game in Java.</text:p>
      <text:p text:style-name="P4">Game title: <text:s/>NightFall</text:p>
      <text:p text:style-name="P2"><text:span text:style-name="T1">Michael </text:span>Peran Truscott</text:p>
      <text:p text:style-name="P2"/>
      <text:p text:style-name="P5"><text:s text:c="5"/>Commentary: <text:span text:style-name="T1">1401</text:span> words</text:p>
      <text:p text:style-name="P5">Total excluding code <text:span text:style-name="T1">and written notes</text:span>: <text:span text:style-name="T1">9587</text:span> wor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14:41:16.712000000</meta:creation-date>
    <meta:generator>LibreOffice/4.2.3.3$Windows_x86 LibreOffice_project/882f8a0a489bc99a9e60c7905a60226254cb6ff0</meta:generator>
    <meta:print-date>2014-10-05T17:38:10.765000000</meta:print-date>
    <dc:date>2014-10-05T17:54:22.027000000</dc:date>
    <meta:editing-duration>P0D</meta:editing-duration>
    <meta:editing-cycles>2</meta:editing-cycles>
    <meta:document-statistic meta:table-count="0" meta:image-count="0" meta:object-count="0" meta:page-count="1" meta:paragraph-count="6" meta:word-count="30" meta:character-count="205" meta:non-whitespace-character-count="169"/>
  </office:meta>
</office:document-meta>
</file>